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717in"/>
    </style:style>
    <style:style style:name="co2" style:family="table-column">
      <style:table-column-properties fo:break-before="auto" style:column-width="1.600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ertex_parameter_forma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lygon_type_0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parameter_control_word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base_color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ygon_type_1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parameter_control_word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base_color_alpha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base_color_r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base_color_g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base_color_b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ygon_type_2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parameter_control_word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base_intensity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ygon_type_3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parameter_control_word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base_color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offset_colo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ygon_type_4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parameter_control_word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u_v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base_color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offset_colo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ygon_type_5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parameter_control_word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base_color_alpha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base_color_r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base_color_g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base_color_b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offset_color_alpha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offset_color_r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offset_color_g</text:p>
          </table:table-cell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offset_color_b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ygon_type_6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parameter_control_word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u_v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base_color_alpha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base_color_r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base_color_g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base_color_b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offset_color_alpha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offset_color_r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offset_color_g</text:p>
          </table:table-cell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offset_color_b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ygon_type_7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parameter_control_word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base_intensity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offset_intensit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ygon_type_8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parameter_control_word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u_v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base_intensity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offset_intensit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ygon_type_9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parameter_control_word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base_color_0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base_color_1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ygon_type_10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parameter_control_word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base_intensity_0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base_intensity_1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ygon_type_11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parameter_control_word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u_0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v_0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base_color_0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offset_color_0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u_1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v_1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base_color_1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offset_color_1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ygon_type_12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parameter_control_word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u_v_0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base_color_0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offset_color_0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u_v_1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base_color_1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offset_color_1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ygon_type_13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parameter_control_word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u_0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v_0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base_intensity_0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offset_intensity_0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u_1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v_1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base_intensity_1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offset_intensity_1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ygon_type_14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parameter_control_word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u_v_0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base_intensity_0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offset_intensity_0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u_v_1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base_intensity_1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offset_intensity_1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te_type_0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parameter_control_word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a_x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a_y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a_z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b_x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b_y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b_z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c_x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c_y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c_z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d_x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d_y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te_type_1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parameter_control_word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a_x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a_y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a_z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b_x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b_y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b_z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c_x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c_y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c_z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d_x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d_y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a_u_a_v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b_u_b_v</text:p>
          </table:table-cell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c_u_c_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odifier_volume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parameter_control_word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a_x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a_y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a_z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b_x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b_y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b_z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c_x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c_y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c_z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/>
        </table:table-row>
        <table:table-row table:style-name="ro1">
          <table:table-cell office:value-type="string" calcext:value-type="string">
            <text:p>0x30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402" meta:object-count="0"/>
    <meta:generator>LibreOffice/7.5.6.2$Linux_X86_64 LibreOffice_project/50$Build-2</meta:generator>
  </office:meta>
</office:document-meta>
</file>